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sta Rica^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temala#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caragua*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erto Ricoe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48,32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hamas+</text:p>
          </table:table-cell>
          <table:table-cell/>
          <table:table-cell office:value-type="string" calcext:value-type="string">
            <text:p>Week 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64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3:01</meta:creation-date>
    <dc:date>2018-09-01T09:03:01</dc:date>
    <meta:generator>LibreOffice/5.1.6.2$Linux_X86_64 LibreOffice_project/10m0$Build-2</meta:generator>
    <meta:document-statistic meta:table-count="1" meta:cell-count="26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